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Text_20_body"><text:span text:style-name="Strong_20_Emphasis">Llegada a Rainbowtown</text:span></text:p>
      <text:p text:style-name="Text_20_body">Con las primeras horas de la tarde, la carreta, balanceándose suavemente sobre el camino empedrado, hizo su entrada en Rainbowtown. El sol, alto aún en el cielo diáfano, lanzaba destellos dorados sobre los tejados y las ventanas limpias, y la brisa fresca traía consigo aromas dulces de flores y pan recién horneado.</text:p>
      <text:p text:style-name="Text_20_body">Elara se incorporó un poco para mirar mejor. El viaje había sido no solo agradable, sino también sorprendentemente productivo. Halven resultó ser un compañero de ruta sabio y amable, y la conversación que habían compartido durante aquellas horas le seguía dando vueltas en la cabeza.</text:p>
      <text:p text:style-name="Text_20_body"><text:span text:style-name="Emphasis">"¿Cuánto de lo que pienso me pertenece de verdad? ¿Cuánto viene de otros, cuánto es instintivo, cuánto está moldeado por mis necesidades y naturaleza… y cuánto de todo eso es realmente mío?"</text:span></text:p>
      <text:p text:style-name="Text_20_body">Se quedó mirando el pueblo que se desplegaba ante ella como un escenario luminoso, casi irreal.</text:p>
      <text:p text:style-name="Text_20_body"><text:span text:style-name="Emphasis">"¿Y este lugar tan bonito y pintoresco? ¿Es realmente así como lo veo ahora? ¿O cambiará, como cambia todo, cuando empiece a conocerlo de verdad?"</text:span></text:p>
      <text:p text:style-name="Text_20_body">La carreta avanzaba lentamente por las calles adoquinadas de Rainbowtown, y cada pocos metros alguien saludaba a Halven con una sonrisa amplia y sincera. El aire parecía vibrar de vida: niños corriendo entre las casas, el tintineo de campanas en las tiendas, el rumor alegre de las conversaciones entre vecinos. Todo estaba bañado en una luz cálida y acogedora.</text:p>
      <text:p text:style-name="Text_20_body">Elara sentía el corazón ligero. Había comido algo de fruta fresca durante el viaje, había descansado más de lo que esperaba y había llegado rápidamente a su destino sin apenas esfuerzo. Nada pesaba sobre ella en ese momento; todo parecía fluir de la mejor manera posible.</text:p>
      <text:p text:style-name="Text_20_body"><text:span text:style-name="Emphasis">"La gente debe ser muy feliz aquí"</text:span>, pensó mientras miraba a su alrededor. Las calles eran limpias y ordenadas, las casas de colores suaves y techos rojos parecían salidas de un cuento, y las flores adornaban cada rincón, colgando de balcones y creciendo en pequeños jardines cuidados con esmero. La simpatía de los vecinos, la armonía del paisaje… todo irradiaba una belleza tan perfecta que por un instante le recordó los cuentos de hadas que su abuela Mag solía contarle cuando era niña.</text:p>
      <text:p text:style-name="Text_20_body">Elara cerró los ojos un segundo, respirando profundamente ese aire dulce y fresco, dejándose abrazar por la sensación de plenitud.</text:p>
      <text:p text:style-name="Text_20_body">Todo era, casi, irreal.</text:p>
      <text:p text:style-name="Text_20_body">Simplemente maravilloso.</text:p>
      <text:p text:style-name="Text_20_body">La carreta avanzó un poco más y Halven tiró suavemente de las riendas. El traqueteo de las ruedas fue disminuyendo hasta detenerse.</text:p>
      <text:p text:style-name="Text_20_body">—Aquí estamos —dijo Halven con una sonrisa—. Allí, en la siguiente esquina, comienza el mercado.</text:p>
      <text:p text:style-name="Text_20_body">Elara se incorporó de nuevo y vio cómo, a pocos metros, la calle se abría hacia una plaza bulliciosa y colorida. Toldos de vivos colores se mecían al viento, y el murmullo animado de vendedores y compradores flotaba en el aire como una música alegre.</text:p>
      <text:p text:style-name="Text_20_body"><text:soft-page-break/>En ese momento, Elara sintió que todo era posible. La aventura, la vida, el conocimiento… todo estaba allí, esperando a ser descubierto, y nada malo parecía poder suceder en un lugar tan lleno de luz.</text:p>
      <text:p text:style-name="Text_20_body">Con un salto ligero, bajó de la carreta, lista para adentrarse en el corazón de Rainbowtown.</text:p>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5-03T17:46:59.967000000</meta:creation-date>
    <dc:date>2025-05-03T17:54:42.899000000</dc:date>
    <meta:editing-duration>PT7M43S</meta:editing-duration>
    <meta:editing-cycles>1</meta:editing-cycles>
    <meta:document-statistic meta:table-count="0" meta:image-count="0" meta:object-count="0" meta:page-count="2" meta:paragraph-count="17" meta:word-count="521" meta:character-count="3118" meta:non-whitespace-character-count="2615"/>
    <meta:generator>LibreOffice/7.3.5.2$Windows_X86_64 LibreOffice_project/184fe81b8c8c30d8b5082578aee2fed2ea847c01</meta:generator>
  </office:meta>
</office:document-meta>
</file>